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dersonDarlin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able</text:p>
          </table:table-cell>
          <table:table-cell office:value-type="string" table:style-name="ce2">
            <text:p>Y</text:p>
          </table:table-cell>
          <table:table-cell office:value-type="string" table:style-name="ce2">
            <text:p>Distribution</text:p>
          </table:table-cell>
          <table:table-cell office:value-type="string" table:style-name="ce2">
            <text:p>Column 1</text:p>
          </table:table-cell>
          <table:table-cell office:value-type="string" table:style-name="ce2">
            <text:p>A²</text:p>
          </table:table-cell>
          <table:table-cell office:value-type="string" table:style-name="ce2">
            <text:p>Simulated p-Valu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9770052326378718" table:style-name="ce4">
            <text:p>2,9770052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In-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550966095507761" table:style-name="ce4">
            <text:p>2,255096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Out-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404033452984514" table:style-name="ce4">
            <text:p>4,4040334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Eigenvector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3081079900913508" table:style-name="ce4">
            <text:p>8,3081079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Closeness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815977427237172" table:style-name="ce4">
            <text:p>2,1815977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Betweenness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539228011634904" table:style-name="ce4">
            <text:p>13,539228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Load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538883259263983" table:style-name="ce4">
            <text:p>13,538883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Harmonic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66150116715761" table:style-name="ce4">
            <text:p>1,406615012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Information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0303375152766066" table:style-name="ce4">
            <text:p>4,0303375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Currrent Flow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47582459786446" table:style-name="ce4">
            <text:p>4,947582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Subgraph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848170641260538" table:style-name="ce4">
            <text:p>4,3848170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9422991342692129" table:style-name="ce4">
            <text:p>5,94229913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9290031739893578" table:style-name="ce4">
            <text:p>5,92900317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1283345967031124" table:style-name="ce4">
            <text:p>5,12833459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8396939326234971" table:style-name="ce4">
            <text:p>7,8396939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7768902180537651" table:style-name="ce4">
            <text:p>7,77689021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761286062252367" table:style-name="ce4">
            <text:p>4,3761286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98613170188105" table:style-name="ce4">
            <text:p>3,7986131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Avg(Secur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5.616613574607172" table:style-name="ce4">
            <text:p>15,616613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Secur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6.90272960723938" table:style-name="ce4">
            <text:p>16,902729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SQ security remediation effor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6.90272960723938" table:style-name="ce4">
            <text:p>16,902729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techdebt</text:p>
          </table:table-cell>
          <table:table-cell office:value-type="string" table:style-name="ce3">
            <text:p>Max(Security ratin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6.902729607239408" table:style-name="ce4">
            <text:p>16,902729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9770052326378718" table:style-name="ce4">
            <text:p>2,9770052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In-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550966095507761" table:style-name="ce4">
            <text:p>2,255096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Out-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404033452984514" table:style-name="ce4">
            <text:p>4,4040334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Eigenvector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3081079900913508" table:style-name="ce4">
            <text:p>8,3081079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loseness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815977427237172" table:style-name="ce4">
            <text:p>2,1815977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Betweenness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539228011634904" table:style-name="ce4">
            <text:p>13,539228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Load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538883259263983" table:style-name="ce4">
            <text:p>13,538883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Harmonic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66150116715761" table:style-name="ce4">
            <text:p>1,406615012</text:p>
          </table:table-cell>
          <table:table-cell office:value-type="float" office:value="8.0000000000000004E-4" table:style-name="ce4">
            <text:p>0,00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Information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0303375152766066" table:style-name="ce4">
            <text:p>4,0303375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urrrent Flow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47582459786446" table:style-name="ce4">
            <text:p>4,947582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bgraph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848170641260538" table:style-name="ce4">
            <text:p>4,3848170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DeclMethodProtecte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400873481880204" table:style-name="ce4">
            <text:p>5,4008734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8207572555126958" table:style-name="ce4">
            <text:p>1,82075725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2955969711298678" table:style-name="ce4">
            <text:p>0,529559697</text:p>
          </table:table-cell>
          <table:table-cell office:value-type="float" office:value="0.17319999999999999" table:style-name="ce4">
            <text:p>0,173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6359176593671805" table:style-name="ce4">
            <text:p>4,63591765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6.508254787285452" table:style-name="ce4">
            <text:p>16,508254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019085962880069" table:style-name="ce4">
            <text:p>1,701908596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2021111547087742" table:style-name="ce4">
            <text:p>4,20211115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6727194736130926" table:style-name="ce4">
            <text:p>1,672719474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7498551825427242" table:style-name="ce4">
            <text:p>1,74985518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1620895251152135" table:style-name="ce4">
            <text:p>5,16208952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6969377196941906" table:style-name="ce4">
            <text:p>3,6969377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9173609072025002" table:style-name="ce4">
            <text:p>6,91736090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9620385785773564" table:style-name="ce4">
            <text:p>3,9620385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3342374084882422" table:style-name="ce4">
            <text:p>7,33423740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0744940115672179" table:style-name="ce4">
            <text:p>7,0744940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3550235899359961" table:style-name="ce4">
            <text:p>0,735502359</text:p>
          </table:table-cell>
          <table:table-cell office:value-type="float" office:value="5.28E-2" table:style-name="ce4">
            <text:p>0,05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97009813601400907" table:style-name="ce4">
            <text:p>0,970098136</text:p>
          </table:table-cell>
          <table:table-cell office:value-type="float" office:value="1.32E-2" table:style-name="ce4">
            <text:p>0,013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7.911305058723656" table:style-name="ce4">
            <text:p>17,911305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2828435423161153" table:style-name="ce4">
            <text:p>8,2828435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2207710153993645" table:style-name="ce4">
            <text:p>7,2207710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4482127747733173" table:style-name="ce4">
            <text:p>8,44821277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9809546201850594" table:style-name="ce4">
            <text:p>0,598095462</text:p>
          </table:table-cell>
          <table:table-cell office:value-type="float" office:value="0.1244" table:style-name="ce4">
            <text:p>0,124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034770785391572" table:style-name="ce4">
            <text:p>13,034770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7.964640330956925" table:style-name="ce4">
            <text:p>17,964640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5840784783122928" table:style-name="ce4">
            <text:p>3,58407847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5.7937230632590655" table:style-name="ce4">
            <text:p>5,7937230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6.084835087689726" table:style-name="ce4">
            <text:p>16,0848350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4.652535696846641" table:style-name="ce4">
            <text:p>14,65253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3621979604112369" table:style-name="ce4">
            <text:p>8,3621979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54659881920188269" table:style-name="ce4">
            <text:p>0,546598819</text:p>
          </table:table-cell>
          <table:table-cell office:value-type="float" office:value="0.1464" table:style-name="ce4">
            <text:p>0,146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5384931822780388" table:style-name="ce4">
            <text:p>4,5384931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173744148912867" table:style-name="ce4">
            <text:p>7,17374414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4868357044498879" table:style-name="ce4">
            <text:p>4,48683570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6683803657660548" table:style-name="ce4">
            <text:p>6,66838036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size</text:p>
          </table:table-cell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2980633793194443" table:style-name="ce4">
            <text:p>4,29806337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9770052326378718" table:style-name="ce4">
            <text:p>2,9770052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In-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2550966095507761" table:style-name="ce4">
            <text:p>2,2550966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Out-degree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404033452984514" table:style-name="ce4">
            <text:p>4,40403345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Eigenvector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3081079900913508" table:style-name="ce4">
            <text:p>8,30810799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Closeness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1815977427237172" table:style-name="ce4">
            <text:p>2,18159774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Betweenness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539228011634904" table:style-name="ce4">
            <text:p>13,5392280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Load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3.538883259263983" table:style-name="ce4">
            <text:p>13,5388832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Harmonic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066150116715761" table:style-name="ce4">
            <text:p>1,406615012</text:p>
          </table:table-cell>
          <table:table-cell office:value-type="float" office:value="1.6000000000000001E-3" table:style-name="ce4">
            <text:p>0,00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Information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0303375152766066" table:style-name="ce4">
            <text:p>4,030337515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Currrent Flow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947582459786446" table:style-name="ce4">
            <text:p>4,9475824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bgraph Central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3848170641260538" table:style-name="ce4">
            <text:p>4,38481706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136891624211131" table:style-name="ce4">
            <text:p>2,31368916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Max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7.5064727004871514" table:style-name="ce4">
            <text:p>7,506472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61391993505388598" table:style-name="ce4">
            <text:p>0,613919935</text:p>
          </table:table-cell>
          <table:table-cell office:value-type="float" office:value="0.11559999999999999" table:style-name="ce4">
            <text:p>0,115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5110614577824037" table:style-name="ce4">
            <text:p>3,5110614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515311062392215" table:style-name="ce4">
            <text:p>2,851531106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343051320097139" table:style-name="ce4">
            <text:p>2,3430513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956130304344882" table:style-name="ce4">
            <text:p>2,7956130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8.6017919421819329" table:style-name="ce4">
            <text:p>8,6017919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242642811607396" table:style-name="ce4">
            <text:p>9,0242642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0242642811607396" table:style-name="ce4">
            <text:p>9,02426428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Max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049008628325097" table:style-name="ce4">
            <text:p>2,70490086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4.255523584631746" table:style-name="ce4">
            <text:p>14,255523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4.277415118315318" table:style-name="ce4">
            <text:p>14,277415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4.277415118315318" table:style-name="ce4">
            <text:p>14,2774151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0757909980397358" table:style-name="ce4">
            <text:p>4,0757909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088570181907663" table:style-name="ce4">
            <text:p>6,0885701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728419415683689" table:style-name="ce4">
            <text:p>3,4728419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088570181907663" table:style-name="ce4">
            <text:p>6,0885701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4728419415683689" table:style-name="ce4">
            <text:p>3,47284194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1.871755572862114" table:style-name="ce4">
            <text:p>11,87175557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6.400422580704941" table:style-name="ce4">
            <text:p>16,4004225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2.321743101010654" table:style-name="ce4">
            <text:p>12,321743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2157458794438583" table:style-name="ce4">
            <text:p>1,215745879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607777284493409" table:style-name="ce4">
            <text:p>2,76077772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NO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7.928720883081567" table:style-name="ce4">
            <text:p>17,9287208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NOCh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6.869606824260757" table:style-name="ce4">
            <text:p>16,869606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NO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7.928720883081567" table:style-name="ce4">
            <text:p>17,9287208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NOP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6.869606824260757" table:style-name="ce4">
            <text:p>16,86960682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3.7882635977653933" table:style-name="ce4">
            <text:p>3,78826359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815256437703944" table:style-name="ce4">
            <text:p>4,81525643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1032091865373772" table:style-name="ce4">
            <text:p>1,103209187</text:p>
          </table:table-cell>
          <table:table-cell office:value-type="float" office:value="4.7999999999999996E-3" table:style-name="ce4">
            <text:p>0,00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0.70377363982183994" table:style-name="ce4">
            <text:p>0,70377364</text:p>
          </table:table-cell>
          <table:table-cell office:value-type="float" office:value="5.8000000000000003E-2" table:style-name="ce4">
            <text:p>0,05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8091703932824998" table:style-name="ce4">
            <text:p>2,80917039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2652074106999009" table:style-name="ce4">
            <text:p>6,26520741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1.4503710180710527" table:style-name="ce4">
            <text:p>1,450371018</text:p>
          </table:table-cell>
          <table:table-cell office:value-type="float" office:value="2E-3" table:style-name="ce4">
            <text:p>0,0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6.1190800328823372" table:style-name="ce4">
            <text:p>6,119080033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9.7062545242972789" table:style-name="ce4">
            <text:p>9,7062545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2.7628837884046646" table:style-name="ce4">
            <text:p>2,76288378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1549236906250115" table:style-name="ce4">
            <text:p>4,1549236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1549236906250115" table:style-name="ce4">
            <text:p>4,15492369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trics_complexity-2</text:p>
          </table:table-cell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string" table:style-name="ce3">
            <text:p>Anderson-Darling</text:p>
          </table:table-cell>
          <table:table-cell office:value-type="float" office:value="4.733596223977905" table:style-name="ce4">
            <text:p>4,733596224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4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07</meta:generator>
    <dc:creator>Alexander Bakhtin</dc:creator>
    <meta:creation-date>2024-12-21T09:09:35Z</meta:creation-date>
    <dc:date>2024-12-21T09:09:35Z</dc:date>
  </office:meta>
</office:document-meta>
</file>